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P1" style:family="paragraph" style:parent-style-name="Standard">
      <style:text-properties officeooo:paragraph-rsid="000f0955"/>
    </style:style>
    <style:style style:name="P2" style:family="paragraph" style:parent-style-name="Standard">
      <style:text-properties officeooo:rsid="000f5ec6" officeooo:paragraph-rsid="000f5ec6"/>
    </style:style>
    <style:style style:name="P3" style:family="paragraph" style:parent-style-name="Standard">
      <style:text-properties officeooo:paragraph-rsid="000f5ec6"/>
    </style:style>
    <style:style style:name="P4" style:family="paragraph" style:parent-style-name="Standard">
      <style:text-properties officeooo:rsid="000f5ec6" officeooo:paragraph-rsid="000f5ec6"/>
    </style:style>
    <style:style style:name="P5" style:family="paragraph" style:parent-style-name="Standard">
      <style:text-properties officeooo:rsid="001060ec" officeooo:paragraph-rsid="001060ec"/>
    </style:style>
    <style:style style:name="T1" style:family="text">
      <style:text-properties officeooo:rsid="000f0955"/>
    </style:style>
    <style:style style:name="T2" style:family="text">
      <style:text-properties officeooo:rsid="000f5ec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5ec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5ec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Adquirí conocimiento de manera autodidacta por medio de Youtube, </text:p>
      <text:p text:style-name="Standard">paginas de entrenamiento y documentación. </text:p>
      <text:p text:style-name="Standard">Estoy iniciando en este mundo de la programación pero con un </text:p>
      <text:p text:style-name="Standard">fuerte compromiso a satisfacer las necesidades de mis clientes. </text:p>
      <text:p text:style-name="Standard">Mi capacitación formal en programación comenzó en mayo 2023 con </text:p>
      <text:p text:style-name="Standard">Alura Latam, patrocinado por Oracle Next Education. </text:p>
      <text:p text:style-name="Standard">Mi capacitación fue con enfoque Backend con Java, SQL <text:span text:style-name="T1">con MySQL.</text:span> </text:p>
      <text:p text:style-name="Standard"/>
      <text:p text:style-name="Standard">Una página web puede convertir a los visitantes en clientes </text:p>
      <text:p text:style-name="Standard">potenciales. Los objetivos de una pagina web pueden variar, <text:s/></text:p>
      <text:p text:style-name="Standard">algunas metas comunes incluyen:</text:p>
      <text:p text:style-name="P1"/>
      <text:p text:style-name="Standard">- Capturar Información del Visitante: como sus direcciones de </text:p>
      <text:p text:style-name="Standard">correo electrónico o números de teléfono. </text:p>
      <text:p text:style-name="Standard"/>
      <text:p text:style-name="Standard">- Promover una Oferta Específica: esto puede incluir descuentos,</text:p>
      <text:p text:style-name="Standard"><text:s/>pruebas gratuitas, demos, etc. El objetivo es persuadir a los </text:p>
      <text:p text:style-name="Standard">visitantes para que realicen una acción, como comprar o </text:p>
      <text:p text:style-name="Standard">suscribirse a un servicio.</text:p>
      <text:p text:style-name="Standard"/>
      <text:p text:style-name="Standard">- Mejorar la Relevancia: <text:span text:style-name="T2">llamar</text:span> la atención a una página </text:p>
      <text:p text:style-name="Standard">específica que coincide con la oferta de una campaña publicitaria, </text:p>
      <text:p text:style-name="Standard">mejora la relevancia y se aumenta la probabilidad de que los </text:p>
      <text:p text:style-name="Standard">visitantes realicen la acción deseada.</text:p>
      <text:p text:style-name="Standard"/>
      <text:p text:style-name="Standard">- Medir el Rendimiento: una pagina web suele ser parte de una </text:p>
      <text:p text:style-name="Standard">campaña de marketing digital, y su diseño facilita la medición del </text:p>
      <text:p text:style-name="Standard">rendimiento de la campaña publicitaria.</text:p>
      <text:p text:style-name="Standard"/>
      <text:p text:style-name="P2">¡Ideas para usar una página web!</text:p>
      <text:p text:style-name="Standard"/>
      <text:p text:style-name="P3">¿Organizás un evento?</text:p>
      <text:p text:style-name="P3"/>
      <text:p text:style-name="P3"><text:span text:style-name="T2">Podrías tener una pagina web para que los invitados reciban la invitación por correo electrónico creando un acceso al álbum de fotos, instructivos de seguridad, </text:span><text:span text:style-name="T4">merchandising </text:span><text:span text:style-name="T6">(regalos con la marca del producto)</text:span><text:span text:style-name="T4">,</text:span><text:span text:style-name="T2"> descarga de material digital. Eventos como:</text:span></text:p>
      <text:p text:style-name="P3"><text:tab/>-<text:span text:style-name="T2">Casamiento</text:span></text:p>
      <text:p text:style-name="P3"><text:tab/>-<text:span text:style-name="T2">Cumpleaños</text:span></text:p>
      <text:p text:style-name="P3"><text:tab/>-<text:span text:style-name="T2">Aniversarios</text:span></text:p>
      <text:p text:style-name="P3"><text:tab/>-<text:span text:style-name="T2">Conferencia</text:span></text:p>
      <text:p text:style-name="P3"><text:tab/>-<text:span text:style-name="T2">Capacitación</text:span></text:p>
      <text:p text:style-name="P3"><text:tab/>-<text:span text:style-name="T2">Promoción</text:span></text:p>
      <text:p text:style-name="P3"/>
      <text:p text:style-name="Standard">¿Tu negocio tiene presencia en internet?</text:p>
      <text:p text:style-name="Standard"/>
      <text:p text:style-name="P2">Si tu negocio es nuevo y querés darle un alcance mas amplio al de los clientes habituales la opción, casi obligatoria, es tener tu propia página web.</text:p>
      <text:p text:style-name="P2"/>
      <text:p text:style-name="Standard">¿Querés darle un impulso a un producto nuevo?</text:p>
      <text:p text:style-name="P2"><text:soft-page-break/>Una <text:span text:style-name="T3">landing page </text:span><text:span text:style-name="T5">o una pagina plana en la web para promocionar un producto con descuentos, obsequios, etc. Que explique las ventajas y beneficios de usar u obtener éste nuevo producto.</text:span></text:p>
      <text:p text:style-name="P2">Es la manera correcta de lograr un alcance masivo que mejoren tu posición en el mercado.</text:p>
      <text:p text:style-name="Standard"/>
      <text:p text:style-name="Standard">¿Querés ampliar el alcance de tu servicio?</text:p>
      <text:p text:style-name="Standard"/>
      <text:p text:style-name="P2">Más que un cliente, un amigo. </text:p>
      <text:p text:style-name="P2">Para aprovechar al máximo los beneficios de tu producto, las personas tienen que saber “qué, cómo, cuando y con qué”. Esa información la van a necesitar siempre y en cualquier lugar a toda hora.</text:p>
      <text:p text:style-name="P2">Una página web con toda esa información y con las opciones personalizables, harán de tus clientes una familia.</text:p>
      <text:p text:style-name="Standard"/>
      <text:p text:style-name="Standard">¡Hagamos esa página web!</text:p>
      <text:p text:style-name="Standard"/>
      <text:p text:style-name="P2">Programación web</text:p>
      <text:p text:style-name="P2">Desarrollo de sitios y aplicaciones para plataformas web con administración de datos.</text:p>
      <text:p text:style-name="P2"/>
      <text:p text:style-name="P2">Diseño web</text:p>
      <text:p text:style-name="P2">Adaptar el sitio web a todo tipo de dispositivo y que sea fácil de usar sin importar la discapacidad que pueda tener el usuario.</text:p>
      <text:p text:style-name="P2"/>
      <text:p text:style-name="P2">WPO</text:p>
      <text:p text:style-name="P2"/>
      <text:p text:style-name="P2">Hacer que el sitio web cargue rapido </text:p>
      <text:p text:style-name="P2"/>
      <text:p text:style-name="P2"><text:a xlink:type="simple" xlink:href="https://es.stackoverflow.com/questions/585454/cómo-filtrar-todos-los-datos-campos-de-una-card" text:style-name="Internet_20_link" text:visited-style-name="Visited_20_Internet_20_Link">https://es.stackoverflow.com/questions/585454/c%C3%B3mo-filtrar-todos-los-datos-campos-de-una-card</text:a></text:p>
      <text:p text:style-name="P2"/>
      <text:p text:style-name="P5">Stack overflow: el link es para filtrar los datos del formulario con javascript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emiCondensed" style:font-family-asian="'Noto Sans SemiCondensed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9:30:05.918378032</meta:creation-date>
    <dc:date>2024-01-23T13:28:11.755958898</dc:date>
    <meta:editing-duration>PT2H25M1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50" meta:word-count="468" meta:character-count="3016" meta:non-whitespace-character-count="2570"/>
  </office:meta>
</office:document-meta>
</file>